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1f32a1" officeooo:paragraph-rsid="001f32a1"/>
    </style:style>
    <style:style style:name="P2" style:family="paragraph" style:parent-style-name="Text_20_body">
      <style:paragraph-properties fo:text-align="justify" style:justify-single-word="false"/>
      <style:text-properties officeooo:rsid="00211fd5" officeooo:paragraph-rsid="00211fd5"/>
    </style:style>
    <style:style style:name="P3" style:family="paragraph" style:parent-style-name="Heading_20_1">
      <style:paragraph-properties fo:text-align="center" style:justify-single-word="false"/>
      <style:text-properties officeooo:rsid="001f32a1" officeooo:paragraph-rsid="001f32a1"/>
    </style:style>
    <style:style style:name="P4" style:family="paragraph" style:parent-style-name="Heading_20_2">
      <style:paragraph-properties fo:text-align="center" style:justify-single-word="false"/>
      <style:text-properties officeooo:paragraph-rsid="001f32a1"/>
    </style:style>
    <style:style style:name="P5" style:family="paragraph" style:parent-style-name="Heading_20_2">
      <style:paragraph-properties fo:text-align="center" style:justify-single-word="false"/>
      <style:text-properties fo:font-size="13pt" officeooo:paragraph-rsid="001f32a1" style:font-size-asian="13pt" style:font-size-complex="13pt"/>
    </style:style>
    <style:style style:name="P6" style:family="paragraph" style:parent-style-name="Heading_20_2">
      <style:paragraph-properties fo:text-align="center" style:justify-single-word="false"/>
      <style:text-properties fo:font-size="13pt" officeooo:rsid="001f32a1" officeooo:paragraph-rsid="001f32a1" style:font-size-asian="13pt" style:font-size-complex="13pt"/>
    </style:style>
    <style:style style:name="T1" style:family="text">
      <style:text-properties officeooo:rsid="001f32a1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f32a1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Suplování SPŠE</text:h>
      <text:h text:style-name="P5" text:outline-level="2">Petr Rusiňák, Kryštof Mr<text:span text:style-name="T1">ó</text:span>zek, Richard Bureš</text:h>
      <text:h text:style-name="P4" text:outline-level="2"><text:span text:style-name="T3">Střední průmyslová škola elektrotechnická a vyšší odborná škola Pardubice, Karla IV. 13</text:span></text:h>
      <text:h text:style-name="P6" text:outline-level="2">Abstrakt</text:h>
      <text:p text:style-name="P1">Tato aplikace má za úkol zobrazit studentům Střední průmyslové školy elektrotechnické v Pardubicích jejich rozvrh, změny ve výuce a získané známky na chytrém mobilním telefonu s operačním systémem Android, iOS nebo Windows Phone. Tato aplikace je v současné době ve vývoji a bude mít za úkol posloužit jako maturitní projekt jejich tvůrců.</text:p>
      <text:p text:style-name="P2">Při prvním spuštění aplikace se žák přihlásí pomocí svého školního účtu na intranet. Aplikace rozpozná, do jaké chodí třídy a stáhne jeho rozvrh včetně jeho aktuálních změn, jeho známky a z těchto známek vypočítá průměr dle pravidel klasifikace. Po jejich stažení si aplikace tyto informace uloží do mezipaměti a umožní jejich pozdější zobrazení i bez internetového připojení. Pokud se nepřihlásí, aplikace načte rozvrhy všech tříd, učitelů a učeben a dá uživateli na výběr mezi všemi těmito rozvrhy. Aplikace stahuje rozvrhy a suplování ve formátu JSON a známky v serializovaném poli PHP.</text:p>
      <text:p text:style-name="P2">Řešitelé museli odposlechnout komunikaci školního intranetu, běžícího na technologii Flash, se serverem; zjistit, že se jedná o serializované pole vytvořené v jazyce PHP a následně zparsovat přijatá data (knihovnou nebo vlastním parserem - dle platformy). Z těchto dat řešitelé získávají známky a počítají z nich vážený průměr a zobrazí je (řešení dle platformy).</text:p>
      <text:p text:style-name="P2">Předpokládáme, že tato aplikace zlepší studentům přístupnost k jejich klasifikaci, která byla, díky technologii Flash, používané na školním intranetu, nezobrazitelná na velké části mobilních telefonů a že aplikace usnadní žákům sledování změn ve výu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38:23.580028816</meta:creation-date>
    <dc:date>2015-02-25T16:59:50.721994882</dc:date>
    <meta:editing-duration>PT6M16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8" meta:word-count="251" meta:character-count="1695" meta:non-whitespace-character-count="1452"/>
  </office:meta>
</office:document-meta>
</file>